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Monaco, 'Andale Mono', 'Ubuntu Mono', monospace"/>
    <style:font-face style:name="Courier New" svg:font-family="'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7.04cm" table:align="left"/>
    </style:style>
    <style:style style:name="Table1.A" style:family="table-column">
      <style:table-column-properties style:column-width="3.537cm"/>
    </style:style>
    <style:style style:name="Table1.B" style:family="table-column">
      <style:table-column-properties style:column-width="3.503cm"/>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3.348cm"/>
    </style:style>
    <style:style style:name="Table2.B" style:family="table-column">
      <style:table-column-properties style:column-width="14.242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sans-serif" fo:font-size="24pt" fo:letter-spacing="normal" fo:font-style="normal" fo:font-weight="normal"/>
    </style:style>
    <style:style style:name="P2"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letter-spacing="normal" fo:font-style="normal" fo:font-weight="normal"/>
    </style:style>
    <style:style style:name="P3" style:family="paragraph" style:parent-style-name="Preformatted_20_Text">
      <style:paragraph-properties fo:margin-left="0cm" fo:margin-right="0cm" fo:line-height="150%" fo:text-align="start" style:justify-single-word="false" fo:orphans="2" fo:widows="2" fo:text-indent="0cm" style:auto-text-indent="false"/>
    </style:style>
    <style:style style:name="P4" style:family="paragraph" style:parent-style-name="Preformatted_20_Text">
      <style:paragraph-properties fo:line-height="150%" fo:text-align="start" style:justify-single-word="false" fo:orphans="2" fo:widows="2"/>
    </style:style>
    <style:style style:name="P5" style:family="paragraph" style:parent-style-name="Preformatted_20_Text">
      <style:paragraph-properties fo:margin-top="0cm" fo:margin-bottom="0.499cm" style:contextual-spacing="false" fo:line-height="150%" fo:text-align="start" style:justify-single-word="false" fo:orphans="2" fo:widows="2"/>
    </style:style>
    <style:style style:name="P6" style:family="paragraph" style:parent-style-name="Table_20_Contents">
      <style:text-properties style:font-name="sans-serif" fo:font-size="12pt"/>
    </style:style>
    <style:style style:name="P7" style:family="paragraph" style:parent-style-name="Table_20_Contents">
      <style:paragraph-properties fo:text-align="end" style:justify-single-word="false"/>
      <style:text-properties style:font-name="sans-serif" fo:font-size="12pt"/>
    </style:style>
    <style:style style:name="P8" style:family="paragraph" style:parent-style-name="Table_20_Contents">
      <style:paragraph-properties fo:margin-top="0cm" fo:margin-bottom="0.12cm" style:contextual-spacing="false"/>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9pt" fo:letter-spacing="normal" fo:font-style="normal" fo:font-weight="normal"/>
    </style:style>
    <style:style style:name="T1" style:family="text">
      <style:text-properties style:font-name="sans-serif" fo:font-size="12pt"/>
    </style:style>
    <style:style style:name="T2" style:family="text">
      <style:text-properties style:font-name="sans-serif" fo:font-size="12pt" style:font-name-asian="sans-serif" style:font-size-asian="12pt" style:font-name-complex="sans-serif" style:font-size-complex="12pt"/>
    </style:style>
    <style:style style:name="T3" style:family="text">
      <style:text-properties fo:color="#666666" loext:opacity="100%" style:font-name="Courier New" fo:font-size="12pt" fo:font-weight="bold"/>
    </style:style>
    <style:style style:name="T4" style:family="text">
      <style:text-properties fo:font-variant="normal" fo:text-transform="none" fo:color="#000000" loext:opacity="100%" style:font-name="sans-serif" fo:font-size="9pt" fo:letter-spacing="normal" fo:font-style="normal" fo:font-weight="normal"/>
    </style:style>
    <style:style style:name="T5" style:family="text">
      <style:text-properties fo:font-variant="normal" fo:text-transform="none" fo:color="#000000" loext:opacity="100%" style:font-name="Consolas" fo:font-size="9pt" fo:letter-spacing="normal" fo:font-style="normal" fo:font-weight="normal"/>
    </style:style>
    <style:style style:name="T6" style:family="text">
      <style:text-properties fo:font-variant="normal" fo:text-transform="none" fo:color="#000000" loext:opacity="100%" fo:letter-spacing="normal"/>
    </style:style>
    <style:style style:name="T7" style:family="text">
      <style:text-properties fo:font-variant="normal" fo:text-transform="none" fo:color="#666666" loext:opacity="100%" style:font-name="Courier New" fo:font-size="9pt" fo:letter-spacing="normal" fo:font-style="normal" fo:font-weight="bold"/>
    </style:style>
    <style:style style:name="T8" style:family="text">
      <style:text-properties fo:font-variant="normal" fo:text-transform="none" fo:color="#999999" loext:opacity="100%" style:font-name="Consolas" fo:font-size="9pt" fo:letter-spacing="normal" fo:font-style="normal" fo:font-weight="normal"/>
    </style:style>
    <style:style style:name="T9" style:family="text">
      <style:text-properties fo:font-variant="normal" fo:text-transform="none" fo:color="#9a6e3a" loext:opacity="100%" style:font-name="Consolas" fo:font-size="9pt" fo:letter-spacing="normal" fo:font-style="normal" fo:font-weight="normal"/>
    </style:style>
    <style:style style:name="T10" style:family="text">
      <style:text-properties fo:font-variant="normal" fo:text-transform="none" fo:color="#0077aa" loext:opacity="100%" style:font-name="Consolas" fo:font-size="9pt" fo:letter-spacing="normal" fo:font-style="normal" fo:font-weight="normal"/>
    </style:style>
    <style:style style:name="T11" style:family="text">
      <style:text-properties fo:font-variant="normal" fo:text-transform="none" fo:color="#990055" loext:opacity="100%" style:font-name="Consolas" fo:font-size="9pt" fo:letter-spacing="normal" fo:font-style="normal" fo:font-weight="normal"/>
    </style:style>
    <style:style style:name="T12" style:family="text">
      <style:text-properties fo:font-variant="normal" fo:text-transform="none" fo:color="#800080" loext:opacity="100%" style:font-name="sans-serif" fo:font-size="9pt" fo:letter-spacing="normal" fo:font-style="normal" fo:font-weight="normal"/>
    </style:style>
    <style:style style:name="T13" style:family="text">
      <style:text-properties fo:font-variant="normal" fo:text-transform="none" fo:color="#708090" loext:opacity="100%" style:font-name="Consolas" fo:font-size="9pt" fo:letter-spacing="normal" fo:font-style="normal" fo:font-weight="normal"/>
    </style:style>
    <style:style style:name="T14" style:family="text">
      <style:text-properties fo:color="#800080" loext:opacity="100%" style:font-name="sans-serif"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140325481044912">
          <table:table-cell table:style-name="Table1.A1" office:value-type="string">
            <text:p text:style-name="P6">data.frame {base}</text:p>
          </table:table-cell>
          <table:table-cell table:style-name="Table1.A1" office:value-type="string">
            <text:p text:style-name="P7">R Documentation</text:p>
          </table:table-cell>
        </table:table-row>
      </table:table>
      <text:h text:style-name="P1" text:outline-level="2">Data Frames</text:h>
      <text:h text:style-name="P2" text:outline-level="3">Description</text:h>
      <text:p text:style-name="P9"><text:span text:style-name="T4">The function </text:span><text:span text:style-name="Source_20_Text"><text:span text:style-name="T4">data.frame()</text:span></text:span><text:span text:style-name="T4"> creates data frames, tightly coupled collections of variables which share many of the properties of matrices and of lists, used as the fundamental data structure by most of </text:span><text:span text:style-name="T7">R</text:span><text:span text:style-name="T4">'s modeling software.</text:span></text:p>
      <text:h text:style-name="P2" text:outline-level="3">Usage</text:h>
      <text:p text:style-name="P3"><text:span text:style-name="Source_20_Text"><text:span text:style-name="T5">data.frame</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5"> row.names </text:span></text:span><text:span text:style-name="Source_20_Text"><text:span text:style-name="T9">=</text:span></text:span><text:span text:style-name="Source_20_Text"><text:span text:style-name="T5"> </text:span></text:span><text:span text:style-name="Source_20_Text"><text:span text:style-name="T10">NULL</text:span></text:span><text:span text:style-name="Source_20_Text"><text:span text:style-name="T8">,</text:span></text:span><text:span text:style-name="Source_20_Text"><text:span text:style-name="T5"> check.rows </text:span></text:span><text:span text:style-name="Source_20_Text"><text:span text:style-name="T9">=</text:span></text:span><text:span text:style-name="Source_20_Text"><text:span text:style-name="T5"> </text:span></text:span><text:span text:style-name="Source_20_Text"><text:span text:style-name="T11">FALSE</text:span></text:span><text:span text:style-name="Source_20_Text"><text:span text:style-name="T8">,</text:span></text:span></text:p>
      <text:p text:style-name="P4"><text:span text:style-name="Source_20_Text"><text:span text:style-name="T6"><text:s text:c="11"/></text:span></text:span><text:span text:style-name="Source_20_Text"><text:span text:style-name="T5">check.names </text:span></text:span><text:span text:style-name="Source_20_Text"><text:span text:style-name="T9">=</text:span></text:span><text:span text:style-name="Source_20_Text"><text:span text:style-name="T5"> </text:span></text:span><text:span text:style-name="Source_20_Text"><text:span text:style-name="T11">TRUE</text:span></text:span><text:span text:style-name="Source_20_Text"><text:span text:style-name="T8">,</text:span></text:span><text:span text:style-name="Source_20_Text"><text:span text:style-name="T5"> fix.empty.names </text:span></text:span><text:span text:style-name="Source_20_Text"><text:span text:style-name="T9">=</text:span></text:span><text:span text:style-name="Source_20_Text"><text:span text:style-name="T5"> </text:span></text:span><text:span text:style-name="Source_20_Text"><text:span text:style-name="T11">TRUE</text:span></text:span><text:span text:style-name="Source_20_Text"><text:span text:style-name="T8">,</text:span></text:span></text:p>
      <text:p text:style-name="P5"><text:span text:style-name="Source_20_Text"><text:span text:style-name="T6"><text:s text:c="11"/></text:span></text:span><text:span text:style-name="Source_20_Text"><text:span text:style-name="T5">stringsAsFactors </text:span></text:span><text:span text:style-name="Source_20_Text"><text:span text:style-name="T9">=</text:span></text:span><text:span text:style-name="Source_20_Text"><text:span text:style-name="T5"> </text:span></text:span><text:span text:style-name="Source_20_Text"><text:span text:style-name="T11">FALSE</text:span></text:span><text:span text:style-name="Source_20_Text"><text:span text:style-name="T8">)</text:span></text:span></text:p>
      <text:h text:style-name="P2" text:outline-level="3">Arguments</text:h>
      <table:table table:name="Table2" table:style-name="Table2">
        <table:table-column table:style-name="Table2.A"/>
        <table:table-column table:style-name="Table2.B"/>
        <table:table-row table:style-name="TableLine140325203793184">
          <table:table-cell table:style-name="Table2.A1" office:value-type="string">
            <text:p text:style-name="Table_20_Contents"><text:span text:style-name="Source_20_Text"><text:span text:style-name="T1">...</text:span></text:span></text:p>
          </table:table-cell>
          <table:table-cell table:style-name="Table2.A1" office:value-type="string">
            <text:p text:style-name="P8"><text:span text:style-name="T1">these arguments are of either the form </text:span><text:span text:style-name="Source_20_Text"><text:span text:style-name="T1">value</text:span></text:span><text:span text:style-name="T1"> or </text:span><text:span text:style-name="Source_20_Text"><text:span text:style-name="T1">tag = value</text:span></text:span><text:span text:style-name="T1">. Component names are created based on the tag (if present) or the deparsed argument itself.</text:span></text:p>
          </table:table-cell>
        </table:table-row>
        <table:table-row table:style-name="TableLine140325203793184">
          <table:table-cell table:style-name="Table2.A1" office:value-type="string">
            <text:p text:style-name="Table_20_Contents"><text:span text:style-name="Source_20_Text"><text:span text:style-name="T1">row.names</text:span></text:span></text:p>
          </table:table-cell>
          <table:table-cell table:style-name="Table2.A1" office:value-type="string">
            <text:p text:style-name="P8"><text:span text:style-name="Source_20_Text"><text:span text:style-name="T1">NULL</text:span></text:span><text:span text:style-name="T1"> or a single integer or character string specifying a column to be used as row names, or a character or integer vector giving the row names for the data frame.</text:span></text:p>
          </table:table-cell>
        </table:table-row>
        <table:table-row table:style-name="TableLine140325203793184">
          <table:table-cell table:style-name="Table2.A1" office:value-type="string">
            <text:p text:style-name="Table_20_Contents"><text:span text:style-name="Source_20_Text"><text:span text:style-name="T1">check.rows</text:span></text:span></text:p>
          </table:table-cell>
          <table:table-cell table:style-name="Table2.A1" office:value-type="string">
            <text:p text:style-name="P8"><text:span text:style-name="T1">if </text:span><text:span text:style-name="Source_20_Text"><text:span text:style-name="T1">TRUE</text:span></text:span><text:span text:style-name="T1"> then the rows are checked for consistency of length and names.</text:span></text:p>
          </table:table-cell>
        </table:table-row>
        <table:table-row table:style-name="TableLine140325203793184">
          <table:table-cell table:style-name="Table2.A1" office:value-type="string">
            <text:p text:style-name="Table_20_Contents"><text:span text:style-name="Source_20_Text"><text:span text:style-name="T1">check.names</text:span></text:span></text:p>
          </table:table-cell>
          <table:table-cell table:style-name="Table2.A1" office:value-type="string">
            <text:p text:style-name="P8"><text:span text:style-name="T1">logical. If </text:span><text:span text:style-name="Source_20_Text"><text:span text:style-name="T1">TRUE</text:span></text:span><text:span text:style-name="T1"> then the names of the variables in the data frame are checked to ensure that they are syntactically valid variable names and are not duplicated. If necessary they are adjusted (by </text:span><text:a xlink:type="simple" xlink:href="http://127.0.0.1:55579/help/library/base/help/make.names" text:style-name="Internet_20_link" text:visited-style-name="Visited_20_Internet_20_Link"><text:span text:style-name="Source_20_Text"><text:span text:style-name="T14">make.names</text:span></text:span></text:a><text:span text:style-name="T1">) so that they are.</text:span></text:p>
          </table:table-cell>
        </table:table-row>
        <table:table-row table:style-name="TableLine140325203793184">
          <table:table-cell table:style-name="Table2.A1" office:value-type="string">
            <text:p text:style-name="Table_20_Contents"><text:span text:style-name="Source_20_Text"><text:span text:style-name="T1">fix.empty.names</text:span></text:span></text:p>
          </table:table-cell>
          <table:table-cell table:style-name="Table2.A1" office:value-type="string">
            <text:p text:style-name="P8"><text:span text:style-name="T1">logical indicating if arguments which are “unnamed” (in the sense of not being formally called as </text:span><text:span text:style-name="Source_20_Text"><text:span text:style-name="T1">someName = arg</text:span></text:span><text:span text:style-name="T1">) get an automatically constructed name or rather name </text:span><text:span text:style-name="Source_20_Text"><text:span text:style-name="T1">""</text:span></text:span><text:span text:style-name="T1">. Needs to be set to </text:span><text:span text:style-name="Source_20_Text"><text:span text:style-name="T1">FALSE</text:span></text:span><text:span text:style-name="T1"> even when </text:span><text:span text:style-name="Source_20_Text"><text:span text:style-name="T1">check.names</text:span></text:span><text:span text:style-name="T1"> is false if </text:span><text:span text:style-name="Source_20_Text"><text:span text:style-name="T1">""</text:span></text:span><text:span text:style-name="T1"> names should be kept.</text:span></text:p>
          </table:table-cell>
        </table:table-row>
        <table:table-row table:style-name="TableLine140325203793184">
          <table:table-cell table:style-name="Table2.A1" office:value-type="string">
            <text:p text:style-name="Table_20_Contents"><text:span text:style-name="Source_20_Text"><text:span text:style-name="T1">stringsAsFactors</text:span></text:span></text:p>
          </table:table-cell>
          <table:table-cell table:style-name="Table2.A1" office:value-type="string">
            <text:p text:style-name="P8"><text:span text:style-name="T1">logical: should character vectors be converted to factors? The ‘factory-fresh’ default has been </text:span><text:span text:style-name="Source_20_Text"><text:span text:style-name="T1">TRUE</text:span></text:span><text:span text:style-name="T1"> previously but has been changed to </text:span><text:span text:style-name="Source_20_Text"><text:span text:style-name="T1">FALSE</text:span></text:span><text:span text:style-name="T1"> for </text:span><text:span text:style-name="T3">R</text:span><text:span text:style-name="T1"> 4.0.0.</text:span></text:p>
          </table:table-cell>
        </table:table-row>
      </table:table>
      <text:h text:style-name="P2" text:outline-level="3">Details</text:h>
      <text:p text:style-name="P9"><text:span text:style-name="T4">A data frame is a list of variables of the same number of rows with unique row names, given class </text:span><text:span text:style-name="Source_20_Text"><text:span text:style-name="T4">"data.frame"</text:span></text:span><text:span text:style-name="T4">. If no variables are included, the row names determine the number of rows.</text:span></text:p>
      <text:p text:style-name="P9"><text:span text:style-name="T4">The column names should be non-empty, and attempts to use empty names will have unsupported results. Duplicate column names are allowed, but you need to use </text:span><text:span text:style-name="Source_20_Text"><text:span text:style-name="T4">check.names = FALSE</text:span></text:span><text:span text:style-name="T4"> for </text:span><text:span text:style-name="Source_20_Text"><text:span text:style-name="T4">data.frame</text:span></text:span><text:span text:style-name="T4"> to generate such a data frame. However, not all operations on data frames will preserve duplicated column names: for example matrix-like subsetting will force column names in the result to be unique.</text:span></text:p>
      <text:p text:style-name="P9"><text:soft-page-break/><text:span text:style-name="Source_20_Text"><text:span text:style-name="T4">data.frame</text:span></text:span><text:span text:style-name="T4"> converts each of its arguments to a data frame by calling </text:span><text:a xlink:type="simple" xlink:href="http://127.0.0.1:55579/help/library/base/help/as.data.frame" text:style-name="Internet_20_link" text:visited-style-name="Visited_20_Internet_20_Link"><text:span text:style-name="Source_20_Text"><text:span text:style-name="T12">as.data.frame</text:span></text:span></text:a><text:span text:style-name="Source_20_Text"><text:span text:style-name="T4">(optional = TRUE)</text:span></text:span><text:span text:style-name="T4">. As that is a generic function, methods can be written to change the behaviour of arguments according to their classes: </text:span><text:span text:style-name="T7">R</text:span><text:span text:style-name="T4">comes with many such methods. Character variables passed to </text:span><text:span text:style-name="Source_20_Text"><text:span text:style-name="T4">data.frame</text:span></text:span><text:span text:style-name="T4"> are converted to factor columns if not protected by </text:span><text:a xlink:type="simple" xlink:href="http://127.0.0.1:55579/help/library/base/help/I" text:style-name="Internet_20_link" text:visited-style-name="Visited_20_Internet_20_Link"><text:span text:style-name="Source_20_Text"><text:span text:style-name="T12">I</text:span></text:span></text:a><text:span text:style-name="T4"> and argument </text:span><text:span text:style-name="Source_20_Text"><text:span text:style-name="T4">stringsAsFactors</text:span></text:span><text:span text:style-name="T4"> is true. If a list or data frame or matrix is passed to </text:span><text:span text:style-name="Source_20_Text"><text:span text:style-name="T4">data.frame</text:span></text:span><text:span text:style-name="T4">it is as if each component or column had been passed as a separate argument (except for matrices protected by </text:span><text:a xlink:type="simple" xlink:href="http://127.0.0.1:55579/help/library/base/help/I" text:style-name="Internet_20_link" text:visited-style-name="Visited_20_Internet_20_Link"><text:span text:style-name="Source_20_Text"><text:span text:style-name="T12">I</text:span></text:span></text:a><text:span text:style-name="T4">).</text:span></text:p>
      <text:p text:style-name="P9"><text:span text:style-name="T4">Objects passed to </text:span><text:span text:style-name="Source_20_Text"><text:span text:style-name="T4">data.frame</text:span></text:span><text:span text:style-name="T4"> should have the same number of rows, but atomic vectors (see </text:span><text:a xlink:type="simple" xlink:href="http://127.0.0.1:55579/help/library/base/help/is.vector" text:style-name="Internet_20_link" text:visited-style-name="Visited_20_Internet_20_Link"><text:span text:style-name="Source_20_Text"><text:span text:style-name="T12">is.vector</text:span></text:span></text:a><text:span text:style-name="T4">), factors and character vectors protected by </text:span><text:a xlink:type="simple" xlink:href="http://127.0.0.1:55579/help/library/base/help/I" text:style-name="Internet_20_link" text:visited-style-name="Visited_20_Internet_20_Link"><text:span text:style-name="Source_20_Text"><text:span text:style-name="T12">I</text:span></text:span></text:a><text:span text:style-name="T4"> will be recycled a whole number of times if necessary (including as elements of list arguments).</text:span></text:p>
      <text:p text:style-name="P9"><text:span text:style-name="T4">If row names are not supplied in the call to </text:span><text:span text:style-name="Source_20_Text"><text:span text:style-name="T4">data.frame</text:span></text:span><text:span text:style-name="T4">, the row names are taken from the first component that has suitable names, for example a named vector or a matrix with rownames or a data frame. (If that component is subsequently recycled, the names are discarded with a warning.) If </text:span><text:span text:style-name="Source_20_Text"><text:span text:style-name="T4">row.names</text:span></text:span><text:span text:style-name="T4"> was supplied as </text:span><text:span text:style-name="Source_20_Text"><text:span text:style-name="T4">NULL</text:span></text:span><text:span text:style-name="T4"> or no suitable component was found the row names are the integer sequence starting at one (and such row names are considered to be ‘automatic’, and not preserved by </text:span><text:a xlink:type="simple" xlink:href="http://127.0.0.1:55579/help/library/base/help/as.matrix" text:style-name="Internet_20_link" text:visited-style-name="Visited_20_Internet_20_Link"><text:span text:style-name="Source_20_Text"><text:span text:style-name="T12">as.matrix</text:span></text:span></text:a><text:span text:style-name="T4">).</text:span></text:p>
      <text:p text:style-name="P9"><text:span text:style-name="T4">If row names are supplied of length one and the data frame has a single row, the </text:span><text:span text:style-name="Source_20_Text"><text:span text:style-name="T4">row.names</text:span></text:span><text:span text:style-name="T4"> is taken to specify the row names and not a column (by name or number).</text:span></text:p>
      <text:p text:style-name="P9"><text:span text:style-name="T4">Names are removed from vector inputs not protected by </text:span><text:a xlink:type="simple" xlink:href="http://127.0.0.1:55579/help/library/base/help/I" text:style-name="Internet_20_link" text:visited-style-name="Visited_20_Internet_20_Link"><text:span text:style-name="Source_20_Text"><text:span text:style-name="T12">I</text:span></text:span></text:a><text:span text:style-name="T4">.</text:span></text:p>
      <text:h text:style-name="P2" text:outline-level="3">Value</text:h>
      <text:p text:style-name="P11">A data frame, a matrix-like structure whose columns may be of differing types (numeric, logical, factor and character and so on).</text:p>
      <text:p text:style-name="P9"><text:span text:style-name="T4">How the names of the data frame are created is complex, and the rest of this paragraph is only the basic story. If the arguments are all named and simple objects (not lists, matrices of data frames) then the argument names give the column names. For an unnamed simple argument, a deparsed version of the argument is used as the name (with an enclosing </text:span><text:span text:style-name="Source_20_Text"><text:span text:style-name="T4">I(...)</text:span></text:span><text:span text:style-name="T4"> removed). For a named matrix/list/data frame argument with more than one named column, the names of the columns are the name of the argument followed by a dot and the column name inside the argument: if the argument is unnamed, the argument's column names are used. For a named or unnamed matrix/list/data frame argument that contains a single column, the column name in the result is the column name in the argument. Finally, the names are adjusted to be unique and syntactically valid unless </text:span><text:span text:style-name="Source_20_Text"><text:span text:style-name="T4">check.names = FALSE</text:span></text:span><text:span text:style-name="T4">.</text:span></text:p>
      <text:h text:style-name="P2" text:outline-level="3">Note</text:h>
      <text:p text:style-name="P9"><text:span text:style-name="T4">In versions of </text:span><text:span text:style-name="T7">R</text:span><text:span text:style-name="T4"> prior to 2.4.0 </text:span><text:span text:style-name="Source_20_Text"><text:span text:style-name="T4">row.names</text:span></text:span><text:span text:style-name="T4"> had to be character: to ensure compatibility with such versions of </text:span><text:span text:style-name="T7">R</text:span><text:span text:style-name="T4">, supply a character vector as the </text:span><text:span text:style-name="Source_20_Text"><text:span text:style-name="T4">row.names</text:span></text:span><text:span text:style-name="T4"> argument.</text:span></text:p>
      <text:h text:style-name="P2" text:outline-level="3">References</text:h>
      <text:p text:style-name="P9"><text:span text:style-name="T4">Chambers, J. M. (1992) </text:span><text:span text:style-name="Emphasis"><text:span text:style-name="T4">Data for models.</text:span></text:span><text:span text:style-name="T4"> Chapter 3 of </text:span><text:span text:style-name="Emphasis"><text:span text:style-name="T4">Statistical Models in S</text:span></text:span><text:span text:style-name="T4"> eds J. M. Chambers and T. J. Hastie, Wadsworth &amp; Brooks/Cole.</text:span></text:p>
      <text:h text:style-name="P2" text:outline-level="3">See Also</text:h>
      <text:p text:style-name="P9"><text:a xlink:type="simple" xlink:href="http://127.0.0.1:55579/help/library/base/help/I" text:style-name="Internet_20_link" text:visited-style-name="Visited_20_Internet_20_Link"><text:span text:style-name="Source_20_Text"><text:span text:style-name="T12">I</text:span></text:span></text:a><text:span text:style-name="T4">, </text:span><text:a xlink:type="simple" xlink:href="http://127.0.0.1:55579/help/library/base/help/plot.data.frame" text:style-name="Internet_20_link" text:visited-style-name="Visited_20_Internet_20_Link"><text:span text:style-name="Source_20_Text"><text:span text:style-name="T12">plot.data.frame</text:span></text:span></text:a><text:span text:style-name="T4">, </text:span><text:a xlink:type="simple" xlink:href="http://127.0.0.1:55579/help/library/base/help/print.data.frame" text:style-name="Internet_20_link" text:visited-style-name="Visited_20_Internet_20_Link"><text:span text:style-name="Source_20_Text"><text:span text:style-name="T12">print.data.frame</text:span></text:span></text:a><text:span text:style-name="T4">, </text:span><text:a xlink:type="simple" xlink:href="http://127.0.0.1:55579/help/library/base/help/row.names" text:style-name="Internet_20_link" text:visited-style-name="Visited_20_Internet_20_Link"><text:span text:style-name="Source_20_Text"><text:span text:style-name="T12">row.names</text:span></text:span></text:a><text:span text:style-name="T4">, </text:span><text:a xlink:type="simple" xlink:href="http://127.0.0.1:55579/help/library/base/help/names" text:style-name="Internet_20_link" text:visited-style-name="Visited_20_Internet_20_Link"><text:span text:style-name="Source_20_Text"><text:span text:style-name="T12">names</text:span></text:span></text:a><text:span text:style-name="T4"> (for the column names), </text:span><text:a xlink:type="simple" xlink:href="http://127.0.0.1:55579/help/library/base/help/%5B.data.frame" text:style-name="Internet_20_link" text:visited-style-name="Visited_20_Internet_20_Link"><text:span text:style-name="Source_20_Text"><text:span text:style-name="T12">[.data.frame</text:span></text:span></text:a><text:span text:style-name="T4"> for subsetting methods and </text:span><text:span text:style-name="Source_20_Text"><text:span text:style-name="T4">I(matrix(..))</text:span></text:span><text:span text:style-name="T4"> examples; </text:span><text:a xlink:type="simple" xlink:href="http://127.0.0.1:55579/help/library/base/help/Math.data.frame" text:style-name="Internet_20_link" text:visited-style-name="Visited_20_Internet_20_Link"><text:span text:style-name="Source_20_Text"><text:span text:style-name="T12">Math.data.frame</text:span></text:span></text:a><text:span text:style-name="T4"> etc, about </text:span><text:span text:style-name="Emphasis"><text:span text:style-name="T4">Group</text:span></text:span><text:span text:style-name="T4"> methods for </text:span><text:span text:style-name="Source_20_Text"><text:span text:style-name="T4">data.frame</text:span></text:span><text:span text:style-name="T4">s; </text:span><text:a xlink:type="simple" xlink:href="http://127.0.0.1:55579/help/library/base/help/read.table" text:style-name="Internet_20_link" text:visited-style-name="Visited_20_Internet_20_Link"><text:span text:style-name="Source_20_Text"><text:span text:style-name="T12">read.table</text:span></text:span></text:a><text:span text:style-name="T4">, </text:span><text:a xlink:type="simple" xlink:href="http://127.0.0.1:55579/help/library/base/help/make.names" text:style-name="Internet_20_link" text:visited-style-name="Visited_20_Internet_20_Link"><text:span text:style-name="Source_20_Text"><text:span text:style-name="T12">make.names</text:span></text:span></text:a><text:span text:style-name="T4">, </text:span><text:a xlink:type="simple" xlink:href="http://127.0.0.1:55579/help/library/base/help/list2DF" text:style-name="Internet_20_link" text:visited-style-name="Visited_20_Internet_20_Link"><text:span text:style-name="Source_20_Text"><text:span text:style-name="T12">list2DF</text:span></text:span></text:a><text:span text:style-name="T4"> for creating data frames from lists of variables.</text:span></text:p>
      <text:h text:style-name="P2" text:outline-level="3">Examples</text:h>
      <text:p text:style-name="P9"><text:a xlink:type="simple" xlink:href="http://127.0.0.1:55579/help/library/base/Example/data.frame" text:style-name="Internet_20_link" text:visited-style-name="Visited_20_Internet_20_Link"><text:span text:style-name="T12">Run examples</text:span></text:a></text:p>
      <text:p text:style-name="P3"><text:span text:style-name="Source_20_Text"><text:span text:style-name="T5">L3 </text:span></text:span><text:span text:style-name="Source_20_Text"><text:span text:style-name="T9">&lt;-</text:span></text:span><text:span text:style-name="Source_20_Text"><text:span text:style-name="T5"> LETTERS</text:span></text:span><text:span text:style-name="Source_20_Text"><text:span text:style-name="T8">[</text:span></text:span><text:span text:style-name="Source_20_Text"><text:span text:style-name="T11">1</text:span></text:span><text:span text:style-name="Source_20_Text"><text:span text:style-name="T9">:</text:span></text:span><text:span text:style-name="Source_20_Text"><text:span text:style-name="T11">3</text:span></text:span><text:span text:style-name="Source_20_Text"><text:span text:style-name="T8">]</text:span></text:span></text:p>
      <text:p text:style-name="P4"><text:span text:style-name="Source_20_Text"><text:span text:style-name="T5">char </text:span></text:span><text:span text:style-name="Source_20_Text"><text:span text:style-name="T9">&lt;-</text:span></text:span><text:span text:style-name="Source_20_Text"><text:span text:style-name="T5"> sample</text:span></text:span><text:span text:style-name="Source_20_Text"><text:span text:style-name="T8">(</text:span></text:span><text:span text:style-name="Source_20_Text"><text:span text:style-name="T5">L3</text:span></text:span><text:span text:style-name="Source_20_Text"><text:span text:style-name="T8">,</text:span></text:span><text:span text:style-name="Source_20_Text"><text:span text:style-name="T5"> </text:span></text:span><text:span text:style-name="Source_20_Text"><text:span text:style-name="T11">10</text:span></text:span><text:span text:style-name="Source_20_Text"><text:span text:style-name="T8">,</text:span></text:span><text:span text:style-name="Source_20_Text"><text:span text:style-name="T5"> replace </text:span></text:span><text:span text:style-name="Source_20_Text"><text:span text:style-name="T9">=</text:span></text:span><text:span text:style-name="Source_20_Text"><text:span text:style-name="T5"> </text:span></text:span><text:span text:style-name="Source_20_Text"><text:span text:style-name="T11">TRUE</text:span></text:span><text:span text:style-name="Source_20_Text"><text:span text:style-name="T8">)</text:span></text:span></text:p>
      <text:p text:style-name="P4"><text:span text:style-name="Source_20_Text"><text:span text:style-name="T8">(</text:span></text:span><text:span text:style-name="Source_20_Text"><text:span text:style-name="T5">d </text:span></text:span><text:span text:style-name="Source_20_Text"><text:span text:style-name="T9">&lt;-</text:span></text:span><text:span text:style-name="Source_20_Text"><text:span text:style-name="T5"> data.frame</text:span></text:span><text:span text:style-name="Source_20_Text"><text:span text:style-name="T8">(</text:span></text:span><text:span text:style-name="Source_20_Text"><text:span text:style-name="T5">x </text:span></text:span><text:span text:style-name="Source_20_Text"><text:span text:style-name="T9">=</text:span></text:span><text:span text:style-name="Source_20_Text"><text:span text:style-name="T5"> </text:span></text:span><text:span text:style-name="Source_20_Text"><text:span text:style-name="T11">1</text:span></text:span><text:span text:style-name="Source_20_Text"><text:span text:style-name="T8">,</text:span></text:span><text:span text:style-name="Source_20_Text"><text:span text:style-name="T5"> y </text:span></text:span><text:span text:style-name="Source_20_Text"><text:span text:style-name="T9">=</text:span></text:span><text:span text:style-name="Source_20_Text"><text:span text:style-name="T5"> </text:span></text:span><text:span text:style-name="Source_20_Text"><text:span text:style-name="T11">1</text:span></text:span><text:span text:style-name="Source_20_Text"><text:span text:style-name="T9">:</text:span></text:span><text:span text:style-name="Source_20_Text"><text:span text:style-name="T11">10</text:span></text:span><text:span text:style-name="Source_20_Text"><text:span text:style-name="T8">,</text:span></text:span><text:span text:style-name="Source_20_Text"><text:span text:style-name="T5"> char </text:span></text:span><text:span text:style-name="Source_20_Text"><text:span text:style-name="T9">=</text:span></text:span><text:span text:style-name="Source_20_Text"><text:span text:style-name="T5"> char</text:span></text:span><text:span text:style-name="Source_20_Text"><text:span text:style-name="T8">))</text:span></text:span></text:p>
      <text:p text:style-name="P4"><text:soft-page-break/><text:span text:style-name="Source_20_Text"><text:span text:style-name="T13">## The "same" with automatic column names:</text:span></text:span></text:p>
      <text:p text:style-name="P4"><text:span text:style-name="Source_20_Text"><text:span text:style-name="T5">data.frame</text:span></text:span><text:span text:style-name="Source_20_Text"><text:span text:style-name="T8">(</text:span></text:span><text:span text:style-name="Source_20_Text"><text:span text:style-name="T11">1</text:span></text:span><text:span text:style-name="Source_20_Text"><text:span text:style-name="T8">,</text:span></text:span><text:span text:style-name="Source_20_Text"><text:span text:style-name="T5"> </text:span></text:span><text:span text:style-name="Source_20_Text"><text:span text:style-name="T11">1</text:span></text:span><text:span text:style-name="Source_20_Text"><text:span text:style-name="T9">:</text:span></text:span><text:span text:style-name="Source_20_Text"><text:span text:style-name="T11">10</text:span></text:span><text:span text:style-name="Source_20_Text"><text:span text:style-name="T8">,</text:span></text:span><text:span text:style-name="Source_20_Text"><text:span text:style-name="T5"> sample</text:span></text:span><text:span text:style-name="Source_20_Text"><text:span text:style-name="T8">(</text:span></text:span><text:span text:style-name="Source_20_Text"><text:span text:style-name="T5">L3</text:span></text:span><text:span text:style-name="Source_20_Text"><text:span text:style-name="T8">,</text:span></text:span><text:span text:style-name="Source_20_Text"><text:span text:style-name="T5"> </text:span></text:span><text:span text:style-name="Source_20_Text"><text:span text:style-name="T11">10</text:span></text:span><text:span text:style-name="Source_20_Text"><text:span text:style-name="T8">,</text:span></text:span><text:span text:style-name="Source_20_Text"><text:span text:style-name="T5"> replace </text:span></text:span><text:span text:style-name="Source_20_Text"><text:span text:style-name="T9">=</text:span></text:span><text:span text:style-name="Source_20_Text"><text:span text:style-name="T5"> </text:span></text:span><text:span text:style-name="Source_20_Text"><text:span text:style-name="T11">TRUE</text:span></text:span><text:span text:style-name="Source_20_Text"><text:span text:style-name="T8">))</text:span></text:span></text:p>
      <text:p text:style-name="P4"/>
      <text:p text:style-name="P4"><text:span text:style-name="Source_20_Text"><text:span text:style-name="T5">is.data.frame</text:span></text:span><text:span text:style-name="Source_20_Text"><text:span text:style-name="T8">(</text:span></text:span><text:span text:style-name="Source_20_Text"><text:span text:style-name="T5">d</text:span></text:span><text:span text:style-name="Source_20_Text"><text:span text:style-name="T8">)</text:span></text:span></text:p>
      <text:p text:style-name="P4"/>
      <text:p text:style-name="P4"><text:span text:style-name="Source_20_Text"><text:span text:style-name="T13">## enable automatic conversion of character arguments to factor columns:</text:span></text:span></text:p>
      <text:p text:style-name="P4"><text:span text:style-name="Source_20_Text"><text:span text:style-name="T8">(</text:span></text:span><text:span text:style-name="Source_20_Text"><text:span text:style-name="T5">dd </text:span></text:span><text:span text:style-name="Source_20_Text"><text:span text:style-name="T9">&lt;-</text:span></text:span><text:span text:style-name="Source_20_Text"><text:span text:style-name="T5"> data.frame</text:span></text:span><text:span text:style-name="Source_20_Text"><text:span text:style-name="T8">(</text:span></text:span><text:span text:style-name="Source_20_Text"><text:span text:style-name="T5">d</text:span></text:span><text:span text:style-name="Source_20_Text"><text:span text:style-name="T8">,</text:span></text:span><text:span text:style-name="Source_20_Text"><text:span text:style-name="T5"> fac </text:span></text:span><text:span text:style-name="Source_20_Text"><text:span text:style-name="T9">=</text:span></text:span><text:span text:style-name="Source_20_Text"><text:span text:style-name="T5"> letters</text:span></text:span><text:span text:style-name="Source_20_Text"><text:span text:style-name="T8">[</text:span></text:span><text:span text:style-name="Source_20_Text"><text:span text:style-name="T11">1</text:span></text:span><text:span text:style-name="Source_20_Text"><text:span text:style-name="T9">:</text:span></text:span><text:span text:style-name="Source_20_Text"><text:span text:style-name="T11">10</text:span></text:span><text:span text:style-name="Source_20_Text"><text:span text:style-name="T8">],</text:span></text:span><text:span text:style-name="Source_20_Text"><text:span text:style-name="T5"> stringsAsFactors </text:span></text:span><text:span text:style-name="Source_20_Text"><text:span text:style-name="T9">=</text:span></text:span><text:span text:style-name="Source_20_Text"><text:span text:style-name="T5"> </text:span></text:span><text:span text:style-name="Source_20_Text"><text:span text:style-name="T11">TRUE</text:span></text:span><text:span text:style-name="Source_20_Text"><text:span text:style-name="T8">))</text:span></text:span></text:p>
      <text:p text:style-name="P4"><text:span text:style-name="Source_20_Text"><text:span text:style-name="T5">rbind</text:span></text:span><text:span text:style-name="Source_20_Text"><text:span text:style-name="T8">(</text:span></text:span><text:span text:style-name="Source_20_Text"><text:span text:style-name="T5">class </text:span></text:span><text:span text:style-name="Source_20_Text"><text:span text:style-name="T9">=</text:span></text:span><text:span text:style-name="Source_20_Text"><text:span text:style-name="T5"> sapply</text:span></text:span><text:span text:style-name="Source_20_Text"><text:span text:style-name="T8">(</text:span></text:span><text:span text:style-name="Source_20_Text"><text:span text:style-name="T5">dd</text:span></text:span><text:span text:style-name="Source_20_Text"><text:span text:style-name="T8">,</text:span></text:span><text:span text:style-name="Source_20_Text"><text:span text:style-name="T5"> class</text:span></text:span><text:span text:style-name="Source_20_Text"><text:span text:style-name="T8">),</text:span></text:span><text:span text:style-name="Source_20_Text"><text:span text:style-name="T5"> mode </text:span></text:span><text:span text:style-name="Source_20_Text"><text:span text:style-name="T9">=</text:span></text:span><text:span text:style-name="Source_20_Text"><text:span text:style-name="T5"> sapply</text:span></text:span><text:span text:style-name="Source_20_Text"><text:span text:style-name="T8">(</text:span></text:span><text:span text:style-name="Source_20_Text"><text:span text:style-name="T5">dd</text:span></text:span><text:span text:style-name="Source_20_Text"><text:span text:style-name="T8">,</text:span></text:span><text:span text:style-name="Source_20_Text"><text:span text:style-name="T5"> mode</text:span></text:span><text:span text:style-name="Source_20_Text"><text:span text:style-name="T8">))</text:span></text:span></text:p>
      <text:p text:style-name="P4"/>
      <text:p text:style-name="P4"><text:span text:style-name="Source_20_Text"><text:span text:style-name="T5">stopifnot</text:span></text:span><text:span text:style-name="Source_20_Text"><text:span text:style-name="T8">(</text:span></text:span><text:span text:style-name="Source_20_Text"><text:span text:style-name="T11">1</text:span></text:span><text:span text:style-name="Source_20_Text"><text:span text:style-name="T9">:</text:span></text:span><text:span text:style-name="Source_20_Text"><text:span text:style-name="T11">10</text:span></text:span><text:span text:style-name="Source_20_Text"><text:span text:style-name="T5"> </text:span></text:span><text:span text:style-name="Source_20_Text"><text:span text:style-name="T9">==</text:span></text:span><text:span text:style-name="Source_20_Text"><text:span text:style-name="T5"> row.names</text:span></text:span><text:span text:style-name="Source_20_Text"><text:span text:style-name="T8">(</text:span></text:span><text:span text:style-name="Source_20_Text"><text:span text:style-name="T5">d</text:span></text:span><text:span text:style-name="Source_20_Text"><text:span text:style-name="T8">))</text:span></text:span><text:span text:style-name="Source_20_Text"><text:span text:style-name="T5"> <text:s/></text:span></text:span><text:span text:style-name="Source_20_Text"><text:span text:style-name="T13"># {coercion}</text:span></text:span></text:p>
      <text:p text:style-name="P4"/>
      <text:p text:style-name="P4"><text:span text:style-name="Source_20_Text"><text:span text:style-name="T8">(</text:span></text:span><text:span text:style-name="Source_20_Text"><text:span text:style-name="T5">d0 <text:s/></text:span></text:span><text:span text:style-name="Source_20_Text"><text:span text:style-name="T9">&lt;-</text:span></text:span><text:span text:style-name="Source_20_Text"><text:span text:style-name="T5"> d</text:span></text:span><text:span text:style-name="Source_20_Text"><text:span text:style-name="T8">[,</text:span></text:span><text:span text:style-name="Source_20_Text"><text:span text:style-name="T5"> </text:span></text:span><text:span text:style-name="Source_20_Text"><text:span text:style-name="T11">FALSE</text:span></text:span><text:span text:style-name="Source_20_Text"><text:span text:style-name="T8">])</text:span></text:span><text:span text:style-name="Source_20_Text"><text:span text:style-name="T5"> <text:s text:c="2"/></text:span></text:span><text:span text:style-name="Source_20_Text"><text:span text:style-name="T13"># data frame with 0 columns and 10 rows</text:span></text:span></text:p>
      <text:p text:style-name="P4"><text:span text:style-name="Source_20_Text"><text:span text:style-name="T8">(</text:span></text:span><text:span text:style-name="Source_20_Text"><text:span text:style-name="T5">d.</text:span></text:span><text:span text:style-name="Source_20_Text"><text:span text:style-name="T11">0</text:span></text:span><text:span text:style-name="Source_20_Text"><text:span text:style-name="T5"> </text:span></text:span><text:span text:style-name="Source_20_Text"><text:span text:style-name="T9">&lt;-</text:span></text:span><text:span text:style-name="Source_20_Text"><text:span text:style-name="T5"> d</text:span></text:span><text:span text:style-name="Source_20_Text"><text:span text:style-name="T8">[</text:span></text:span><text:span text:style-name="Source_20_Text"><text:span text:style-name="T11">FALSE</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 <text:s text:c="2"/></text:span></text:span><text:span text:style-name="Source_20_Text"><text:span text:style-name="T13"># &lt;0 rows&gt; data frame <text:s/>(3 named cols)</text:span></text:span></text:p>
      <text:p text:style-name="P5"><text:span text:style-name="Source_20_Text"><text:span text:style-name="T8">(</text:span></text:span><text:span text:style-name="Source_20_Text"><text:span text:style-name="T5">d00 </text:span></text:span><text:span text:style-name="Source_20_Text"><text:span text:style-name="T9">&lt;-</text:span></text:span><text:span text:style-name="Source_20_Text"><text:span text:style-name="T5"> d0</text:span></text:span><text:span text:style-name="Source_20_Text"><text:span text:style-name="T8">[</text:span></text:span><text:span text:style-name="Source_20_Text"><text:span text:style-name="T11">FALSE</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13"># data frame with 0 columns and 0 rows</text:span></text:span></text:p>
      <text:p text:style-name="Horizontal_20_Line"/>
      <text:p text:style-name="P10"><text:span text:style-name="T4">[Package </text:span><text:span text:style-name="Emphasis"><text:span text:style-name="T4">base</text:span></text:span><text:span text:style-name="T4"> version 4.2.2 </text:span><text:a xlink:type="simple" xlink:href="http://127.0.0.1:55579/help/library/base/html/00Index.html" text:style-name="Internet_20_link" text:visited-style-name="Visited_20_Internet_20_Link"><text:span text:style-name="T12">Index</text:span></text:a><text:span text:style-name="T4">]</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Monaco, 'Andale Mono', 'Ubuntu Mono', monospace"/>
    <style:font-face style:name="Courier New" svg:font-family="'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05T16:29:28.831276379</meta:creation-date>
    <dc:date>2022-12-05T19:50:53.224752508</dc:date>
    <meta:editing-duration>PT2H58M42S</meta:editing-duration>
    <meta:editing-cycles>1</meta:editing-cycles>
    <meta:document-statistic meta:table-count="2" meta:image-count="0" meta:object-count="0" meta:page-count="3" meta:paragraph-count="55" meta:word-count="982" meta:character-count="5910" meta:non-whitespace-character-count="4953"/>
    <meta:generator>LibreOffice/7.3.2.2$MacOSX_X86_64 LibreOffice_project/49f2b1bff42cfccbd8f788c8dc32c1c309559be0</meta:generator>
  </office:meta>
</office:document-meta>
</file>